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d67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d67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d67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d67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d67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d67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d67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d67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d67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d67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d67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d67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d67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d67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d67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d67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d67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Giselle Valentina Zambrano Peñ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8/6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271015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yuris Gregoria Peña Lò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27101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4.88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2" meta:non-whitespace-character-count="1004"/>
    <meta:template xlink:type="simple" xlink:actuate="onRequest" xlink:title="Normal" xlink:href=""/>
  </office:meta>
</office:document-meta>
</file>